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41.05mm"/>
    </style:style>
    <style:style style:name="Table1.C" style:family="table-column">
      <style:table-column-properties style:column-width="59.41mm"/>
    </style:style>
    <style:style style:name="Table1.D" style:family="table-column">
      <style:table-column-properties style:column-width="45.38mm"/>
    </style:style>
    <style:style style:name="Table1.E" style:family="table-column">
      <style:table-column-properties style:column-width="15.6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ef" officeooo:paragraph-rsid="00073de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1801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6" style:family="paragraph" style:parent-style-name="Standard">
      <style:text-properties officeooo:rsid="0008baa4" officeooo:paragraph-rsid="0008baa4"/>
    </style:style>
    <style:style style:name="P7" style:family="paragraph" style:parent-style-name="Standard">
      <style:text-properties fo:font-weight="bold" officeooo:rsid="00073def" officeooo:paragraph-rsid="00073def" style:font-weight-asian="bold" style:font-weight-complex="bold"/>
    </style:style>
    <style:style style:name="P8" style:family="paragraph" style:parent-style-name="Standard">
      <style:text-properties fo:font-weight="bold" officeooo:rsid="00107167" officeooo:paragraph-rsid="0010716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3333" fo:background-color="transparent"/>
    </style:style>
    <style:style style:name="P10" style:family="paragraph" style:parent-style-name="Standard">
      <style:paragraph-properties fo:text-align="start" style:justify-single-word="false"/>
      <style:text-properties fo:color="#000000"/>
    </style:style>
    <style:style style:name="P11" style:family="paragraph" style:parent-style-name="Standard">
      <style:paragraph-properties fo:text-align="start" style:justify-single-word="false"/>
      <style:text-properties fo:color="#000000" officeooo:rsid="0031c225" officeooo:paragraph-rsid="0031c225"/>
    </style:style>
    <style:style style:name="P12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13" style:family="paragraph" style:parent-style-name="Standard">
      <style:paragraph-properties fo:text-align="start" style:justify-single-word="false"/>
      <style:text-properties officeooo:rsid="00370d6e" officeooo:paragraph-rsid="00370d6e"/>
    </style:style>
    <style:style style:name="P14" style:family="paragraph" style:parent-style-name="Standard">
      <style:paragraph-properties fo:text-align="start" style:justify-single-word="false"/>
      <style:text-properties officeooo:rsid="0029e863" officeooo:paragraph-rsid="0029e863"/>
    </style:style>
    <style:style style:name="P15" style:family="paragraph" style:parent-style-name="Table_20_Contents">
      <style:text-properties officeooo:rsid="00073def" officeooo:paragraph-rsid="00073def"/>
    </style:style>
    <style:style style:name="P16" style:family="paragraph" style:parent-style-name="Table_20_Contents">
      <style:text-properties fo:font-weight="bold" officeooo:rsid="00073def" officeooo:paragraph-rsid="00073def" style:font-weight-asian="bold" style:font-weight-complex="bold"/>
    </style:style>
    <style:style style:name="P17" style:family="paragraph" style:parent-style-name="Table_20_Contents">
      <style:text-properties officeooo:rsid="0009ede1" officeooo:paragraph-rsid="0009ede1"/>
    </style:style>
    <style:style style:name="P18" style:family="paragraph" style:parent-style-name="Table_20_Contents">
      <style:text-properties fo:color="#ff3333" officeooo:rsid="0009ede1" officeooo:paragraph-rsid="0009ede1" fo:background-color="transparent"/>
    </style:style>
    <style:style style:name="P19" style:family="paragraph" style:parent-style-name="Table_20_Contents">
      <style:text-properties fo:color="#ff3333" officeooo:rsid="00073def" officeooo:paragraph-rsid="00073def" fo:background-color="transparent"/>
    </style:style>
    <style:style style:name="P20" style:family="paragraph" style:parent-style-name="Table_20_Contents">
      <style:text-properties officeooo:rsid="000b6ddf" officeooo:paragraph-rsid="000b6ddf"/>
    </style:style>
    <style:style style:name="P21" style:family="paragraph" style:parent-style-name="Table_20_Contents">
      <style:text-properties officeooo:rsid="000d3806" officeooo:paragraph-rsid="000d3806"/>
    </style:style>
    <style:style style:name="P22" style:family="paragraph" style:parent-style-name="Table_20_Contents">
      <style:text-properties fo:font-style="italic" officeooo:rsid="000d3806" officeooo:paragraph-rsid="000d3806" style:font-style-asian="italic" style:font-style-complex="italic"/>
    </style:style>
    <style:style style:name="P23" style:family="paragraph" style:parent-style-name="Table_20_Contents">
      <style:text-properties fo:font-style="italic" officeooo:rsid="000b6ddf" officeooo:paragraph-rsid="000b6ddf" style:font-style-asian="italic" style:font-style-complex="italic"/>
    </style:style>
    <style:style style:name="P24" style:family="paragraph" style:parent-style-name="Table_20_Contents">
      <style:text-properties fo:font-style="italic" officeooo:rsid="00213ea9" officeooo:paragraph-rsid="00213ea9" style:font-style-asian="italic" style:font-style-complex="italic"/>
    </style:style>
    <style:style style:name="P25" style:family="paragraph" style:parent-style-name="Table_20_Contents">
      <style:text-properties officeooo:rsid="000fac3d" officeooo:paragraph-rsid="000fac3d"/>
    </style:style>
    <style:style style:name="P26" style:family="paragraph" style:parent-style-name="Table_20_Contents">
      <style:text-properties officeooo:rsid="00107167" officeooo:paragraph-rsid="00107167"/>
    </style:style>
    <style:style style:name="P27" style:family="paragraph" style:parent-style-name="Table_20_Contents">
      <style:text-properties officeooo:rsid="0012366d" officeooo:paragraph-rsid="0012366d"/>
    </style:style>
    <style:style style:name="P28" style:family="paragraph" style:parent-style-name="Table_20_Contents">
      <style:text-properties officeooo:rsid="0013d290" officeooo:paragraph-rsid="0013d290"/>
    </style:style>
    <style:style style:name="P29" style:family="paragraph" style:parent-style-name="Table_20_Contents">
      <style:text-properties officeooo:rsid="001419d6" officeooo:paragraph-rsid="001419d6"/>
    </style:style>
    <style:style style:name="P30" style:family="paragraph" style:parent-style-name="Table_20_Contents">
      <style:text-properties officeooo:rsid="0014a5df" officeooo:paragraph-rsid="0014a5df"/>
    </style:style>
    <style:style style:name="P31" style:family="paragraph" style:parent-style-name="Table_20_Contents">
      <style:text-properties officeooo:rsid="0014bfae" officeooo:paragraph-rsid="0014bfae"/>
    </style:style>
    <style:style style:name="P32" style:family="paragraph" style:parent-style-name="Table_20_Contents">
      <style:text-properties officeooo:rsid="0017e176" officeooo:paragraph-rsid="0017e176"/>
    </style:style>
    <style:style style:name="P33" style:family="paragraph" style:parent-style-name="Table_20_Contents">
      <style:text-properties officeooo:rsid="00197a9a" officeooo:paragraph-rsid="00197a9a"/>
    </style:style>
    <style:style style:name="P34" style:family="paragraph" style:parent-style-name="Table_20_Contents">
      <style:text-properties fo:color="#000000"/>
    </style:style>
    <style:style style:name="P35" style:family="paragraph" style:parent-style-name="Table_20_Contents">
      <style:text-properties fo:color="#000000" officeooo:rsid="00109664" officeooo:paragraph-rsid="00109664"/>
    </style:style>
    <style:style style:name="P36" style:family="paragraph" style:parent-style-name="Table_20_Contents">
      <style:text-properties fo:color="#000000" officeooo:rsid="00197a9a" officeooo:paragraph-rsid="00197a9a"/>
    </style:style>
    <style:style style:name="P37" style:family="paragraph" style:parent-style-name="Table_20_Contents">
      <style:text-properties officeooo:rsid="001c24c5" officeooo:paragraph-rsid="001c24c5"/>
    </style:style>
    <style:style style:name="P38" style:family="paragraph" style:parent-style-name="Table_20_Contents">
      <style:text-properties officeooo:rsid="001d928b" officeooo:paragraph-rsid="001d928b"/>
    </style:style>
    <style:style style:name="P39" style:family="paragraph" style:parent-style-name="Table_20_Contents">
      <style:text-properties officeooo:rsid="001f6601" officeooo:paragraph-rsid="001f6601"/>
    </style:style>
    <style:style style:name="P40" style:family="paragraph" style:parent-style-name="Table_20_Contents">
      <style:text-properties officeooo:rsid="00213ea9" officeooo:paragraph-rsid="00213ea9"/>
    </style:style>
    <style:style style:name="P41" style:family="paragraph" style:parent-style-name="Table_20_Contents">
      <style:text-properties officeooo:rsid="002229aa" officeooo:paragraph-rsid="002229aa"/>
    </style:style>
    <style:style style:name="P42" style:family="paragraph" style:parent-style-name="Table_20_Contents">
      <style:text-properties officeooo:rsid="0023482e" officeooo:paragraph-rsid="0023482e"/>
    </style:style>
    <style:style style:name="P43" style:family="paragraph" style:parent-style-name="Table_20_Contents">
      <style:text-properties officeooo:rsid="0023482e" officeooo:paragraph-rsid="0024a9ee"/>
    </style:style>
    <style:style style:name="P44" style:family="paragraph" style:parent-style-name="Table_20_Contents">
      <style:text-properties officeooo:rsid="0024a9ee" officeooo:paragraph-rsid="0024a9ee"/>
    </style:style>
    <style:style style:name="P45" style:family="paragraph" style:parent-style-name="Table_20_Contents">
      <style:text-properties officeooo:rsid="0025975d" officeooo:paragraph-rsid="0025975d"/>
    </style:style>
    <style:style style:name="P46" style:family="paragraph" style:parent-style-name="Table_20_Contents">
      <style:text-properties officeooo:rsid="0027f6cf" officeooo:paragraph-rsid="0027f6cf"/>
    </style:style>
    <style:style style:name="P47" style:family="paragraph" style:parent-style-name="Table_20_Contents">
      <style:text-properties officeooo:rsid="0029e863" officeooo:paragraph-rsid="0029e863"/>
    </style:style>
    <style:style style:name="P48" style:family="paragraph" style:parent-style-name="Table_20_Contents">
      <style:paragraph-properties fo:text-align="start" style:justify-single-word="false"/>
      <style:text-properties officeooo:rsid="0029e863" officeooo:paragraph-rsid="0029e863"/>
    </style:style>
    <style:style style:name="P49" style:family="paragraph" style:parent-style-name="Standard" style:list-style-name="L1">
      <style:text-properties officeooo:rsid="00107167" officeooo:paragraph-rsid="00107167"/>
    </style:style>
    <style:style style:name="P50" style:family="paragraph" style:parent-style-name="Standard" style:list-style-name="L1">
      <style:text-properties officeooo:rsid="00107167" officeooo:paragraph-rsid="002ce88f"/>
    </style:style>
    <style:style style:name="P51" style:family="paragraph" style:parent-style-name="Standard" style:list-style-name="L1">
      <style:text-properties officeooo:rsid="0012366d" officeooo:paragraph-rsid="0012366d"/>
    </style:style>
    <style:style style:name="P52" style:family="paragraph" style:parent-style-name="Standard" style:list-style-name="L1">
      <style:text-properties officeooo:rsid="0025975d" officeooo:paragraph-rsid="0025975d"/>
    </style:style>
    <style:style style:name="P53" style:family="paragraph" style:parent-style-name="Standard">
      <style:paragraph-properties fo:text-align="start" style:justify-single-word="false"/>
    </style:style>
    <style:style style:name="P54" style:family="paragraph" style:parent-style-name="Table_20_Contents" style:list-style-name="L1">
      <style:text-properties officeooo:rsid="0013d290" officeooo:paragraph-rsid="0013d290"/>
    </style:style>
    <style:style style:name="P55" style:family="paragraph" style:parent-style-name="Table_20_Contents" style:list-style-name="L1">
      <style:text-properties officeooo:rsid="0025975d" officeooo:paragraph-rsid="0025975d"/>
    </style:style>
    <style:style style:name="P56" style:family="paragraph" style:parent-style-name="Table_20_Contents">
      <style:text-properties officeooo:rsid="002ec420" officeooo:paragraph-rsid="002ec420"/>
    </style:style>
    <style:style style:name="P57" style:family="paragraph" style:parent-style-name="Table_20_Contents">
      <style:text-properties fo:font-style="italic" officeooo:rsid="002ec420" officeooo:paragraph-rsid="002ec420" style:font-style-asian="italic" style:font-style-complex="italic"/>
    </style:style>
    <style:style style:name="P58" style:family="paragraph" style:parent-style-name="Table_20_Contents">
      <style:text-properties fo:font-style="italic" officeooo:rsid="002ec420" officeooo:paragraph-rsid="003169d6" style:font-style-asian="italic" style:font-style-complex="italic"/>
    </style:style>
    <style:style style:name="P59" style:family="paragraph" style:parent-style-name="Table_20_Contents">
      <style:text-properties fo:font-style="italic" officeooo:rsid="00338a89" officeooo:paragraph-rsid="00338a89" style:font-style-asian="italic" style:font-style-complex="italic"/>
    </style:style>
    <style:style style:name="P60" style:family="paragraph" style:parent-style-name="Table_20_Contents">
      <style:text-properties officeooo:rsid="002fee03" officeooo:paragraph-rsid="002fee03"/>
    </style:style>
    <style:style style:name="P61" style:family="paragraph" style:parent-style-name="Table_20_Contents">
      <style:text-properties officeooo:rsid="0014bfae" officeooo:paragraph-rsid="0014bfae"/>
    </style:style>
    <style:style style:name="P62" style:family="paragraph" style:parent-style-name="Table_20_Contents">
      <style:text-properties officeooo:rsid="00338a89" officeooo:paragraph-rsid="00338a89"/>
    </style:style>
    <style:style style:name="P63" style:family="paragraph" style:parent-style-name="Table_20_Contents">
      <style:text-properties fo:font-style="normal" officeooo:rsid="00338a89" officeooo:paragraph-rsid="00338a89" style:font-style-asian="normal" style:font-style-complex="normal"/>
    </style:style>
    <style:style style:name="P64" style:family="paragraph" style:parent-style-name="Table_20_Contents">
      <style:text-properties officeooo:rsid="0023482e" officeooo:paragraph-rsid="00338a89"/>
    </style:style>
    <style:style style:name="P65" style:family="paragraph" style:parent-style-name="Table_20_Contents">
      <style:text-properties officeooo:rsid="00353086" officeooo:paragraph-rsid="00353086"/>
    </style:style>
    <style:style style:name="T1" style:family="text">
      <style:text-properties officeooo:rsid="0031ae0e"/>
    </style:style>
    <style:style style:name="T2" style:family="text">
      <style:text-properties officeooo:rsid="003036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c420" style:font-style-asian="italic" style:font-style-complex="italic"/>
    </style:style>
    <style:style style:name="T5" style:family="text">
      <style:text-properties fo:color="#ff3333"/>
    </style:style>
    <style:style style:name="T6" style:family="text">
      <style:text-properties fo:color="#ff3333" officeooo:rsid="0009ede1"/>
    </style:style>
    <style:style style:name="T7" style:family="text">
      <style:text-properties officeooo:rsid="000e69b3"/>
    </style:style>
    <style:style style:name="T8" style:family="text">
      <style:text-properties officeooo:rsid="00105583"/>
    </style:style>
    <style:style style:name="T9" style:family="text">
      <style:text-properties officeooo:rsid="0027305e"/>
    </style:style>
    <style:style style:name="T10" style:family="text">
      <style:text-properties officeooo:rsid="0029f0f1"/>
    </style:style>
    <style:style style:name="T11" style:family="text">
      <style:text-properties officeooo:rsid="003169d6"/>
    </style:style>
    <style:style style:name="T12" style:family="text">
      <style:text-properties officeooo:rsid="00338a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rgebnisse aus dem Card Sorting fertig diskutiert</text:p>
      <text:p text:style-name="P1"/>
      <text:p text:style-name="P1">Ebene 0 ist top-Level-Kategorie; Ebene 2 ist tiefste Ebene in der Navigationsstruktur</text:p>
      <text:p text:style-name="P1"/>
      <text:p text:style-name="P6"><text:span text:style-name="T5">rot</text:span><text:span text:style-name="T6">e</text:span> Zeilen sind noch nicht endgültig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Begriff</text:p>
          </table:table-cell>
          <table:table-cell table:style-name="Table1.A1" office:value-type="string">
            <text:p text:style-name="P16">Übergeordnete Kategorie</text:p>
          </table:table-cell>
          <table:table-cell table:style-name="Table1.A1" office:value-type="string">
            <text:p text:style-name="P16"><text:span text:style-name="T7">Optionale </text:span>Anmerkung</text:p>
          </table:table-cell>
          <table:table-cell table:style-name="Table1.E1" office:value-type="string">
            <text:p text:style-name="P16">Ebene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3">RZ-Passwort ändern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2">RZ-Konto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P15">Kein Menüpunkt, sondern nur Link</text:p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2">Verfügbare Drucke<text:span text:style-name="T1">r</text:span></text:p>
          </table:table-cell>
          <table:table-cell table:style-name="Table1.A2" office:value-type="string">
            <text:p text:style-name="P15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2">WebPrint</text:p>
          </table:table-cell>
          <table:table-cell table:style-name="Table1.A2" office:value-type="string">
            <text:p text:style-name="P15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9">Geräteregistrierung</text:p>
          </table:table-cell>
          <table:table-cell table:style-name="Table1.A2" office:value-type="string">
            <text:p text:style-name="P18">Mein RZ-Account / WLAN</text:p>
          </table:table-cell>
          <table:table-cell table:style-name="Table1.A2" office:value-type="string">
            <text:p text:style-name="P18">Eventuell nur Link</text:p>
          </table:table-cell>
          <table:table-cell table:style-name="Table1.E2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2">Zugang zum E-Mail-Account</text:p>
          </table:table-cell>
          <table:table-cell table:style-name="Table1.A2" office:value-type="string">
            <text:p text:style-name="P17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0 / 1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2"><text:bookmark-start text:name="__DdeLink__2141_399299743"/>RZ-Account mit Smartphone verbinden<text:bookmark-end text:name="__DdeLink__2141_399299743"/>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2"><text:span text:style-name="T2">P</text:span>ersönliche Homepage 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2">Benutzerverwaltung</text:p>
          </table:table-cell>
          <table:table-cell table:style-name="Table1.A2" office:value-type="string">
            <text:p text:style-name="P23">Wird nicht übernommen</text:p>
          </table:table-cell>
          <table:table-cell table:style-name="Table1.A2" office:value-type="string">
            <text:p text:style-name="P20">Anträge und Suche trenne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2">CIP-Pool-Informationen</text:p>
          </table:table-cell>
          <table:table-cell table:style-name="Table1.A2" office:value-type="string">
            <text:p text:style-name="P20">CIP-Pools</text:p>
          </table:table-cell>
          <table:table-cell table:style-name="Table1.A2" office:value-type="string">
            <text:p text:style-name="P21">Als Inhalt der Top-Level-Seite</text:p>
          </table:table-cell>
          <table:table-cell table:style-name="Table1.E2" office:value-type="string">
            <text:p text:style-name="P21">0 / 1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Content Management System <text:span text:style-name="T3">Imperia</text:span></text:p>
          </table:table-cell>
          <table:table-cell table:style-name="Table1.A2" office:value-type="string">
            <text:p text:style-name="P2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">Drucken Information</text:p>
          </table:table-cell>
          <table:table-cell table:style-name="Table1.A2" office:value-type="string">
            <text:p text:style-name="P22">Wird nicht übernommen</text:p>
          </table:table-cell>
          <table:table-cell table:style-name="Table1.A2" office:value-type="string">
            <text:p text:style-name="P21"><text:span text:style-name="T8">Als Inhalt der Top-Level-Seite. </text:span>Entspricht <text:span text:style-name="T3">IT-Services → Drucken</text:span></text:p>
          </table:table-cell>
          <table:table-cell table:style-name="Table1.E2" office:value-type="string">
            <text:p text:style-name="P21">0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">E-Mails versenden und empfangen </text:p>
          </table:table-cell>
          <table:table-cell table:style-name="Table1.A2" office:value-type="string">
            <text:p text:style-name="P25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5">1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FAQ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6">0</text:p>
          </table:table-cell>
        </table:table-row>
        <table:table-row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10">Formulare und Anträge</text:p>
          </table:table-cell>
          <table:table-cell table:style-name="Table1.A2" office:value-type="string">
            <text:p text:style-name="P36">Verwaltung</text:p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">Infostand</text:p>
          </table:table-cell>
          <table:table-cell table:style-name="Table1.A2" office:value-type="string">
            <text:p text:style-name="P27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2">Internet im Wohnheim</text:p>
          </table:table-cell>
          <table:table-cell table:style-name="Table1.A2" office:value-type="string">
            <text:p text:style-name="P28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8">1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2">Erweiterter IT-Support</text:p>
          </table:table-cell>
          <table:table-cell table:style-name="Table1.A2" office:value-type="string">
            <text:p text:style-name="P29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2"><text:bookmark-start text:name="__DdeLink__2130_399299743"/>Netzlaufwerke und Dateidienste (z.B. Netstorage) <text:bookmark-end text:name="__DdeLink__2130_399299743"/></text:p>
          </table:table-cell>
          <table:table-cell table:style-name="Table1.A2" office:value-type="string">
            <text:p text:style-name="P30">Dienste</text:p>
          </table:table-cell>
          <table:table-cell table:style-name="Table1.A2" office:value-type="string">
            <text:p text:style-name="P30">Unterpunkte nur mit Slider im Inhalt</text:p>
          </table:table-cell>
          <table:table-cell table:style-name="Table1.E2" office:value-type="string">
            <text:p text:style-name="P30">1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2">RZ-Passwort vergessen </text:p>
          </table:table-cell>
          <table:table-cell table:style-name="Table1.A2" office:value-type="string">
            <text:p text:style-name="P31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2">VPN (Virtual Private Network)</text:p>
          </table:table-cell>
          <table:table-cell table:style-name="Table1.A2" office:value-type="string">
            <text:p text:style-name="P31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ext:soft-page-break/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2"><text:bookmark-start text:name="__DdeLink__2132_399299743"/>W<text:span text:style-name="T1">LAN-</text:span>Nutzung der Universität Regensburg<text:bookmark-end text:name="__DdeLink__2132_399299743"/></text:p>
          </table:table-cell>
          <table:table-cell table:style-name="Table1.A2" office:value-type="string">
            <text:p text:style-name="P31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2">Workgroupmanager (Benutzerverwaltung der einzelnen Lehrstühle) </text:p>
          </table:table-cell>
          <table:table-cell table:style-name="Table1.A2" office:value-type="string">
            <text:p text:style-name="P31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2"><text:bookmark-start text:name="__DdeLink__2134_399299743"/>Softwarebeschaffung über die Universität Regensburg<text:bookmark-end text:name="__DdeLink__2134_399299743"/>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P60">Umbennant in Softwarebeschaffung</text:p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2">Windows für Mitarbeiter und Studierende 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P56">“Windows”</text:p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2">Software für Windows</text:p>
          </table:table-cell>
          <table:table-cell table:style-name="Table1.A2" office:value-type="string">
            <text:p text:style-name="P57">Wird nicht übernomm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2">Linux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2">MS Office</text:p>
          </table:table-cell>
          <table:table-cell table:style-name="Table1.A2" office:value-type="string">
            <text:p text:style-name="P57">Wird nicht übernommen</text:p>
          </table:table-cell>
          <table:table-cell table:style-name="Table1.A2" office:value-type="string">
            <text:p text:style-name="P56">→<text:span text:style-name="T11"> </text:span>Softwarekatalog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2">Softwareangebot für Studierende </text:p>
          </table:table-cell>
          <table:table-cell table:style-name="Table1.A2" office:value-type="string">
            <text:p text:style-name="P58">Wird nicht übernommen</text:p>
          </table:table-cell>
          <table:table-cell table:style-name="Table1.A2" office:value-type="string">
            <text:p text:style-name="Table_20_Contents">→<text:span text:style-name="T11"> Softwarekatalog</text:span>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2">Auflistung aller downloadbarer Software (Softwarekatalog)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2">Softwaredokumentation</text:p>
          </table:table-cell>
          <table:table-cell table:style-name="Table1.A2" office:value-type="string">
            <text:p text:style-name="P59">Wird nicht übernommen</text:p>
          </table:table-cell>
          <table:table-cell table:style-name="Table1.A2" office:value-type="string">
            <text:p text:style-name="P62">Aufnahme in Softwarekalatog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2">Empfohlene Apps der Uni Regensburg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2">Rabattaktion beim Kauf von Apple-Produkten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2">Einkauf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2">Lieferservice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2">Reparatur-Service für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2">Geräteausleihe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2"><text:bookmark-start text:name="__DdeLink__2138_399299743"/>Schadensmeldungen von Rechnern und Geräten in CIP-Pools<text:bookmark-end text:name="__DdeLink__2138_399299743"/> 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2">CIP-Pool-Reservierung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2">Computergestütze Prüfungen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2">GRIPS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2">IT-Fortbildung für <text:soft-page-break/>Bedienstete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2"><text:bookmark-start text:name="__DdeLink__2144_399299743"/>Videoplattform/Mediathek der Universtität Regensburg<text:bookmark-end text:name="__DdeLink__2144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2">IT-Ausbildung für Studenten 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2">Aufzeichnungen von Vorlesungen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2"><text:bookmark-start text:name="__DdeLink__2146_399299743"/>Weiterbildung im Bereich Mediengestaltung (NiceDesign4KMU) <text:bookmark-end text:name="__DdeLink__2146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2"><text:bookmark-start text:name="__DdeLink__2148_399299743"/>Vorlesungen in der Mittagspause (<text:span text:style-name="T3">Science@Lunch</text:span>)<text:bookmark-end text:name="__DdeLink__2148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2"><text:bookmark-start text:name="__DdeLink__2150_399299743"/>Speichermöglichkeiten<text:bookmark-end text:name="__DdeLink__2150_399299743"/> der Universität Regensburg </text:p>
          </table:table-cell>
          <table:table-cell table:style-name="Table1.A2" office:value-type="string">
            <text:p text:style-name="P39">Dienste</text:p>
          </table:table-cell>
          <table:table-cell table:style-name="Table1.A2" office:value-type="string">
            <text:p text:style-name="P39">Kombination mit ID: 19</text:p>
          </table:table-cell>
          <table:table-cell table:style-name="Table1.E2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2">Datennetz</text:p>
          </table:table-cell>
          <table:table-cell table:style-name="Table1.A2" office:value-type="string">
            <text:p text:style-name="P24">Wird nicht übernommen</text:p>
          </table:table-cell>
          <table:table-cell table:style-name="Table1.A2" office:value-type="string">
            <text:p text:style-name="P40">Alle Inhalte der Seite auf anderen Seite vorhanden, sonst Redundanz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2">Digitale Zertifikate</text:p>
          </table:table-cell>
          <table:table-cell table:style-name="Table1.A2" office:value-type="string">
            <text:p text:style-name="P40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2"><text:bookmark-start text:name="__DdeLink__2152_399299743"/>Spamquarantäne<text:bookmark-end text:name="__DdeLink__2152_399299743"/></text:p>
          </table:table-cell>
          <table:table-cell table:style-name="Table1.A2" office:value-type="string">
            <text:p text:style-name="P41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2">Groupwise ( Mailservice)</text:p>
          </table:table-cell>
          <table:table-cell table:style-name="Table1.A2" office:value-type="string">
            <text:p text:style-name="P41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2">Fax</text:p>
          </table:table-cell>
          <table:table-cell table:style-name="Table1.A2" office:value-type="string">
            <text:p text:style-name="P41">Drucken</text:p>
          </table:table-cell>
          <table:table-cell table:style-name="Table1.A2" office:value-type="string">
            <text:p text:style-name="P42">Kategorie in <text:span text:style-name="T3">Drucken und Fax</text:span> umbenennen?</text:p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2">Formularscannservice 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2">NTP-Zeitserver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2">Scientific Computing und High Performance Computing (<text:span text:style-name="T3">Athene</text:span>) 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2">Videokonferenz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P42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2">Virenscanner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2"><text:bookmark-start text:name="__DdeLink__2156_399299743"/>Virtualisierung von Desktop PCs <text:s/>– <text:s/>Virtuelle Maschine <text:bookmark-end text:name="__DdeLink__2156_399299743"/>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2">Webdienste des Rechenzentrums 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2"><text:bookmark-start text:name="__DdeLink__2158_399299743"/>Automatisierte Windows-Installation<text:bookmark-end text:name="__DdeLink__2158_399299743"/></text:p>
          </table:table-cell>
          <table:table-cell table:style-name="Table1.A2" office:value-type="string">
            <text:p text:style-name="P63">Betriebssysteme</text:p>
          </table:table-cell>
          <table:table-cell table:style-name="Table1.A2" office:value-type="string">
            <text:p text:style-name="P62">Hinweis auf Windows-Seite (23)</text:p>
          </table:table-cell>
          <table:table-cell table:style-name="Table1.E2" office:value-type="string">
            <text:p text:style-name="P64">1</text:p>
          </table:table-cell>
        </table:table-row>
        <table:table-row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2"><text:bookmark-start text:name="__DdeLink__2160_399299743"/>Windows Update-Dienst<text:bookmark-end text:name="__DdeLink__2160_399299743"/></text:p>
          </table:table-cell>
          <table:table-cell table:style-name="Table1.A2" office:value-type="string">
            <text:p text:style-name="P65">Betriebssystem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ext:soft-page-break/>
        <table:table-row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2"><text:bookmark-start text:name="__DdeLink__2162_399299743"/>Linux Installationsdienst<text:bookmark-end text:name="__DdeLink__2162_399299743"/>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2">Kontakt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2">Ausbildung am Rechenzentrum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6</text:p>
          </table:table-cell>
          <table:table-cell table:style-name="Table1.A2" office:value-type="string">
            <text:p text:style-name="P2">Mitarbeiter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P42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2">Anfahrt und Lageplänge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2">Stellenausschreibung</text:p>
          </table:table-cell>
          <table:table-cell table:style-name="Table1.A2" office:value-type="string">
            <text:p text:style-name="P43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2">Newsletter des Rechenzentrums</text:p>
          </table:table-cell>
          <table:table-cell table:style-name="Table1.A2" office:value-type="string">
            <text:p text:style-name="P43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2"><text:bookmark-start text:name="__DdeLink__2165_399299743"/>Organisation und Aufbau des Rechenzentrums <text:bookmark-end text:name="__DdeLink__2165_399299743"/></text:p>
          </table:table-cell>
          <table:table-cell table:style-name="Table1.A2" office:value-type="string">
            <text:p text:style-name="P43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71</text:p>
          </table:table-cell>
          <table:table-cell table:style-name="Table1.A2" office:value-type="string">
            <text:p text:style-name="P2">Jahresberichte</text:p>
          </table:table-cell>
          <table:table-cell table:style-name="Table1.A2" office:value-type="string">
            <text:p text:style-name="P44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2"><text:bookmark-start text:name="__DdeLink__2167_399299743"/>Berichte zur Verwendung von Studienbeiträgen<text:bookmark-end text:name="__DdeLink__2167_399299743"/></text:p>
          </table:table-cell>
          <table:table-cell table:style-name="Table1.A2" office:value-type="string">
            <text:p text:style-name="P44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73</text:p>
          </table:table-cell>
          <table:table-cell table:style-name="Table1.A2" office:value-type="string">
            <text:p text:style-name="P2">Rechtliches (Benutzerordnung, Empfehlungen der Universität Regensburg und Datenschutz) <text:s/></text:p>
          </table:table-cell>
          <table:table-cell table:style-name="Table1.A2" office:value-type="string">
            <text:p text:style-name="P45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2">Webserver-Dokumentation</text:p>
          </table:table-cell>
          <table:table-cell table:style-name="Table1.A2" office:value-type="string">
            <text:p text:style-name="P46">Software</text:p>
          </table:table-cell>
          <table:table-cell table:style-name="Table1.A2" office:value-type="string">
            <text:p text:style-name="P46">Umbenenung zu Dokumentation 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75</text:p>
          </table:table-cell>
          <table:table-cell table:style-name="Table1.A2" office:value-type="string">
            <text:p text:style-name="P12">Benutzersuche</text:p>
          </table:table-cell>
          <table:table-cell table:style-name="Table1.A2" office:value-type="string">
            <text:p text:style-name="P48">Verwaltung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12">76</text:p>
          </table:table-cell>
          <table:table-cell table:style-name="Table1.A2" office:value-type="string">
            <text:p text:style-name="P12">Benutzeranträge</text:p>
          </table:table-cell>
          <table:table-cell table:style-name="Table1.A2" office:value-type="string">
            <text:p text:style-name="P14">Verwaltung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77</text:p>
          </table:table-cell>
          <table:table-cell table:style-name="Table1.A2" office:value-type="string">
            <text:p text:style-name="P13">Posterdruck</text:p>
          </table:table-cell>
          <table:table-cell table:style-name="Table1.A2" office:value-type="string">
            <text:p text:style-name="P14">Drucken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7">1</text:p>
          </table:table-cell>
        </table:table-row>
      </table:table>
      <text:p text:style-name="P1"/>
      <text:p text:style-name="P1"/>
      <text:p text:style-name="P8">Top-Level-Kategorien:</text:p>
      <text:list xml:id="list9146564062727576515" text:style-name="L1">
        <text:list-item>
          <text:p text:style-name="P49">Mein RZ-Account</text:p>
        </text:list-item>
        <text:list-item>
          <text:p text:style-name="P50">Drucken <text:span text:style-name="T10">und Fax</text:span></text:p>
        </text:list-item>
        <text:list-item>
          <text:p text:style-name="P49">E-Mail</text:p>
        </text:list-item>
        <text:list-item>
          <text:p text:style-name="P49">C<text:span text:style-name="T9">IP</text:span>-Pools</text:p>
        </text:list-item>
        <text:list-item>
          <text:p text:style-name="P49">Software</text:p>
        </text:list-item>
        <text:list-item>
          <text:p text:style-name="P49">FAQ</text:p>
        </text:list-item>
        <text:list-item>
          <text:p text:style-name="P51">Dienste</text:p>
        </text:list-item>
        <text:list-item>
          <text:p text:style-name="P52">Verwaltung</text:p>
        </text:list-item>
        <text:list-item>
          <text:p text:style-name="P54">WLAN und Internetzugang</text:p>
        </text:list-item>
        <text:list-item>
          <text:p text:style-name="P55">Lehre und Fortbildung</text:p>
        </text:list-item>
        <text:list-item>
          <text:p text:style-name="P55">Über u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21:54.100536597</meta:creation-date>
    <dc:date>2015-09-10T15:27:38.795976709</dc:date>
    <meta:editing-duration>PT2H44M54S</meta:editing-duration>
    <meta:editing-cycles>38</meta:editing-cycles>
    <meta:generator>LibreOffice/4.4.2.2$Linux_x86 LibreOffice_project/40m0$Build-2</meta:generator>
    <meta:document-statistic meta:table-count="1" meta:image-count="0" meta:object-count="0" meta:page-count="4" meta:paragraph-count="341" meta:word-count="626" meta:character-count="4097" meta:non-whitespace-character-count="3794"/>
  </office:meta>
</office:document-meta>
</file>